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3333" fo:font-family="'Ubuntu Mono'" style:font-pitch="fixed" fo:font-size="28pt" style:font-size-asian="28pt" style:font-size-complex="28pt"/>
    </style:style>
    <style:style style:name="T17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9">sudo ls /usr/local/etc/raddb/mods-enabled</text:span></text:p>
                  </text:list-item>
                </text:list>
              </text:list-item>
              <text:list-item>
                <text:p>See that <text:span text:style-name="T10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9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5"> (using sudo):</text:span></text:p>
                <text:list>
                  <text:list-item>
                    <text:p>Find the line that says: <text:span text:style-name="T12"># pam </text:span>and remove the<text:span text:style-name="T12"> #</text:span></text:p>
                  </text:list-item>
                  <text:list-item>
                    <text:p>Find the line that says: <text:span text:style-name="T10"># unix </text:span>and remove the<text:span text:style-name="T10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6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/>
                  </text:list-item>
                  <text:list-item>
                    <text:p>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5">Find the section </text:span><text:span text:style-name="T17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8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8:10:08</dc:date>
    <meta:editing-cycles>590</meta:editing-cycles>
    <meta:editing-duration>P10DT10H3M19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